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00" style:font-name="Times New Roman" fo:font-size="14pt" style:font-size-asian="14pt" style:font-size-complex="14pt"/>
    </style:style>
    <style:style style:name="P2"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Times New Roman1" fo:font-size="14pt" fo:letter-spacing="normal" fo:font-style="normal" fo:font-weight="normal" style:font-size-asian="14pt" style:font-size-complex="14pt"/>
    </style:style>
    <style:style style:name="P4"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Times New Roman" fo:font-size="14pt" fo:letter-spacing="normal" fo:font-style="normal" fo:font-weight="bold" style:font-size-asian="14pt" style:font-size-complex="14pt"/>
    </style:style>
    <style:style style:name="P6" style:family="paragraph" style:parent-style-name="Text_20_body">
      <style:paragraph-properties fo:margin-left="0in" fo:margin-right="0in" style:line-height-at-least="0.2291in" fo:widows="1" fo:text-indent="0in" style:auto-text-indent="false"/>
      <style:text-properties fo:color="#000000" style:font-name="Times New Roman" fo:font-size="14pt" style:font-size-asian="14pt" style:font-size-complex="14pt"/>
    </style:style>
    <style:style style:name="P7" style:family="paragraph" style:parent-style-name="Text_20_body" style:list-style-name="L1">
      <style:paragraph-properties fo:margin-left="0in" fo:margin-right="0in" fo:margin-top="0in" fo:margin-bottom="0in" style:line-height-at-least="0.2291in" fo:widows="1" fo:text-indent="0in" style:auto-text-indent="false" fo:padding="0in" fo:border="none"/>
      <style:text-properties fo:font-variant="normal" fo:text-transform="none" fo:color="#000000" style:text-line-through-style="none" style:font-name="Times New Roman" fo:font-size="14pt" fo:letter-spacing="normal" fo:font-style="normal" style:text-underline-style="none" fo:font-weight="normal" style:text-blinking="false" style:font-size-asian="14pt" style:font-size-complex="14pt"/>
    </style:style>
    <style:style style:name="P8"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Times New Roman1" fo:font-size="14pt" fo:letter-spacing="normal" fo:font-style="normal" fo:font-weight="normal" style:font-size-asian="14pt" style:font-size-complex="14pt"/>
    </style:style>
    <style:style style:name="P9" style:family="paragraph" style:parent-style-name="Text_20_body" style:list-style-name="L1">
      <style:paragraph-properties fo:margin-top="0in" fo:margin-bottom="0in" style:line-height-at-least="0.2291in" fo:widows="1" fo:padding="0in" fo:border="none"/>
      <style:text-properties fo:font-variant="normal" fo:text-transform="none" fo:color="#000000" style:text-line-through-style="none" style:font-name="Times New Roman" fo:font-size="14pt" fo:letter-spacing="normal" fo:font-style="normal" style:text-underline-style="none" fo:font-weight="normal" style:text-blinking="false" style:font-size-asian="14pt" style:font-size-complex="14pt"/>
    </style:style>
    <style:style style:name="P10" style:family="paragraph" style:parent-style-name="mark">
      <style:text-properties fo:color="#000000" style:font-name="Times New Roman" fo:font-size="32pt" style:font-size-asian="32pt" style:font-size-complex="32pt"/>
    </style:style>
    <style:style style:name="T1" style:family="text">
      <style:text-properties fo:font-variant="normal" fo:text-transform="none" style:text-line-through-style="none" fo:letter-spacing="normal" fo:font-style="normal" style:text-underline-style="none" fo:font-weight="bold" style:text-blinking="false"/>
    </style:style>
    <style:style style:name="T2" style:family="text">
      <style:text-properties fo:font-variant="normal" fo:text-transform="none" style:text-line-through-style="none" fo:letter-spacing="normal" fo:font-style="normal" style:text-underline-style="none" fo:font-weight="normal" style:text-blinking="false"/>
    </style:style>
    <style:style style:name="T3" style:family="text">
      <style:text-properties fo:font-variant="normal" fo:text-transform="none" style:text-line-through-style="none" fo:letter-spacing="normal" fo:font-style="italic" style:text-underline-style="none" fo:font-weight="normal" style:text-blinking="false"/>
    </style:style>
    <style:style style:name="T4" style:family="text">
      <style:text-properties fo:font-variant="normal" fo:text-transform="none" style:text-line-through-style="none" fo:font-size="14pt" fo:letter-spacing="normal" fo:font-style="normal" style:text-underline-style="none" fo:font-weight="bold" style:text-blinking="false" style:font-size-asian="14pt" style:font-size-complex="14pt"/>
    </style:style>
    <style:style style:name="T5" style:family="text">
      <style:text-properties fo:font-variant="normal" fo:text-transform="none" style:text-line-through-style="none" fo:font-size="14pt" fo:letter-spacing="normal" fo:font-style="normal" style:text-underline-style="none" fo:font-weight="normal" style:text-blinking="false" style:font-size-asian="14pt" style:font-size-complex="14pt"/>
    </style:style>
    <style:style style:name="T6" style:family="text">
      <style:text-properties fo:font-variant="normal" fo:text-transform="none" fo:letter-spacing="normal" fo:font-style="normal" fo:font-weight="bold"/>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font-size="14pt" fo:letter-spacing="normal" fo:font-style="normal" fo:font-weight="bold" style:font-size-asian="14pt" style:font-size-complex="14pt"/>
    </style:style>
    <style:style style:name="T9" style:family="text">
      <style:text-properties fo:font-variant="normal" fo:text-transform="none" fo:font-size="14pt" fo:letter-spacing="normal" fo:font-style="normal" fo:font-weight="normal" style:font-size-asian="14pt" style:font-size-complex="14pt"/>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2.4 </text:span><text:span text:style-name="T8">Головна операція управління</text:span><text:span text:style-name="T4">пам'яттю</text:span><text:span text:style-name="T9">— розміщення програми в основній (</text:span><text:span text:style-name="T5">оперативній</text:span><text:span text:style-name="T9">, фізичній) пам'яті для її виконання</text:span><text:span text:style-name="T5">процесором</text:span><text:span text:style-name="T9">. Майже у всіх сучасних</text:span><text:span text:style-name="T5">багатозадачнихсистемах</text:span><text:span text:style-name="T9">ця задача передбачає використання складної схеми, відомої як</text:span><text:span text:style-name="T5">віртуальна пам'ять</text:span><text:span text:style-name="T9">, яка, в свою чергу, базується на використанні однієї або двох базових технологій —</text:span><text:span text:style-name="T5">сегментів<text:tab/></text:span><text:span text:style-name="T9">чи сторінок.</text:span></text:p>
      <text:p text:style-name="P5">Основні технології управління пам'яттю:</text:p>
      <text:list xml:id="list11355472781" text:style-name="L1">
        <text:list-item>
          <text:p text:style-name="P7">фіксований розподіл</text:p>
        </text:list-item>
        <text:list-item>
          <text:p text:style-name="P9">динамічний розподіл</text:p>
        </text:list-item>
        <text:list-item>
          <text:p text:style-name="P9">звичайна сторінкова організація</text:p>
        </text:list-item>
        <text:list-item>
          <text:p text:style-name="P9">звичайна сегментація</text:p>
        </text:list-item>
        <text:list-item>
          <text:p text:style-name="P9">сторінкова організація віртуальної пам'яті</text:p>
        </text:list-item>
        <text:list-item>
          <text:p text:style-name="P9">сегментація віртуальної пам'яті </text:p>
        </text:list-item>
      </text:list>
      <text:p text:style-name="P1"><text:span text:style-name="T6"><text:tab/>Віртуа́льна па́м'ять</text:span><text:span text:style-name="T7"> — схема адресації </text:span><text:span text:style-name="T2">пам'яті</text:span><text:span text:style-name="T7"> </text:span><text:span text:style-name="T2">комп'ютера</text:span><text:span text:style-name="T7">, при якій пам'ять для запущеної програми реалізується однорідним масивом, в той час як насправді операційна система виділяє пам'ять блоками в різних видах пам'яті, включаючи короткочасну (</text:span><text:span text:style-name="T2">оперативну</text:span><text:span text:style-name="T7">) і довгочасну (тверді диски, твердотілі накопичувачі).</text:span></text:p>
      <text:p text:style-name="P6"><text:span text:style-name="T7"><text:tab/>Також під віртуальною пам'яттю часто розуміють </text:span><text:span text:style-name="T2">файл підкачки</text:span><text:span text:style-name="T7"> (</text:span><text:span text:style-name="T3">Windows</text:span><text:span text:style-name="T7">-системи), або окремий розділ на диску (</text:span><text:span text:style-name="T3">Unix</text:span><text:span text:style-name="T7">-системи). Ця пам'ять використовується для того, щоб дати можливість системі або користувачу одночасно виконувати більшу кількість програм, ніж це дозволяє фізична оперативна пам'ять.</text:span></text:p>
      <text:p text:style-name="P4"><text:tab/>Виртуальное адресное пространство каждого процесса делится на части одинакового, фиксированного для данной системы размера, называемые виртуальными страницами. В общем случае размер виртуального адресного пространства не является кратным размеру страницы, поэтому последняя страница каждого процесса дополняется фиктивной областью. Вся оперативная память машины также делится на части такого же размера, называемые физическими страницами (или блоками). Размер страницы обычно выбирается равным степени двойки: 512, 1024 и т.д., это позволяет упростить механизм преобразования адресов. При загрузке процесса часть его виртуальных страниц помещается в оперативную память, а остальные - на диск.</text:p>
      <text:p text:style-name="P3">Учитывая, что размер страницы равен 2 в степени к, смещение s может быть получено простым отделением k младших разрядов в двоичной записи виртуального адреса. </text:p>
      <text:p text:style-name="P3">Виртуальное адресное пространство процесса делится на сегменты, размер которых определяется программистом с учетом смыслового значения содержащейся в них информации. Отдельный сегмент может представлять собой подпрограмму, массив данных и т.п. Иногда сегментация программы выполняется по умолчанию компилятором.</text:p>
      <text:p text:style-name="P2">При загрузке процесса часть сегментов помещается в оперативную память (при этом для каждого из этих сегментов операционная система подыскивает подходящий участок свободной памяти), а часть сегментов размещается в дисковой памяти. </text:p>
      <text:p text:style-name="P3">Виртуальный адрес при сегментной организации памяти может быть представлен парой (g, s), где g - номер сегмента, а s - смещение в сегмент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0T01:17:06</dc:date>
    <dc:creator>mark </dc:creator>
    <meta:editing-duration>P0D</meta:editing-duration>
    <meta:editing-cycles>4</meta:editing-cycles>
    <meta:document-statistic meta:table-count="0" meta:image-count="0" meta:object-count="0" meta:page-count="1" meta:paragraph-count="15" meta:word-count="342" meta:character-count="2705" meta:non-whitespace-character-count="2378"/>
  </office:meta>
</office:document-meta>
</file>